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IBMPlexMono," svg:font-family="'IBMPlexMono,', 'Courier New', ', monospace', Consolas, 'Courier New'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069in" fo:margin-top="0in" fo:margin-bottom="0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4.3111in"/>
    </style:style>
    <style:style style:name="Table1.C" style:family="table-column">
      <style:table-column-properties style:column-width="1.470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" style:family="table">
      <style:table-properties style:width="6.5in" fo:margin-left="0.0069in" fo:margin-top="0in" fo:margin-bottom="0in" table:align="left" style:writing-mode="lr-tb"/>
    </style:style>
    <style:style style:name="Table2.A" style:family="table-column">
      <style:table-column-properties style:column-width="1.2931in"/>
    </style:style>
    <style:style style:name="Table2.B" style:family="table-column">
      <style:table-column-properties style:column-width="1.2236in"/>
    </style:style>
    <style:style style:name="Table2.C" style:family="table-column">
      <style:table-column-properties style:column-width="3.983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4" style:family="table">
      <style:table-properties style:width="6.4896in" fo:margin-left="0.0069in" fo:margin-top="0in" fo:margin-bottom="0in" table:align="left" style:writing-mode="lr-tb"/>
    </style:style>
    <style:style style:name="Table4.A" style:family="table-column">
      <style:table-column-properties style:column-width="6.4896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5" style:family="table">
      <style:table-properties style:width="6.4583in" fo:margin-left="0.0069in" fo:margin-top="0in" fo:margin-bottom="0in" table:align="left" style:writing-mode="lr-tb"/>
    </style:style>
    <style:style style:name="Table5.A" style:family="table-column">
      <style:table-column-properties style:column-width="0.8118in"/>
    </style:style>
    <style:style style:name="Table5.B" style:family="table-column">
      <style:table-column-properties style:column-width="4.7083in"/>
    </style:style>
    <style:style style:name="Table5.C" style:family="table-column">
      <style:table-column-properties style:column-width="0.9382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6" style:family="table">
      <style:table-properties style:width="6.4896in" fo:margin-left="0.0069in" fo:margin-top="0in" fo:margin-bottom="0in" table:align="left" style:writing-mode="lr-tb"/>
    </style:style>
    <style:style style:name="Table6.A" style:family="table-column">
      <style:table-column-properties style:column-width="6.4896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7" style:family="table">
      <style:table-properties style:width="6.5in" fo:margin-left="0.0069in" fo:margin-top="0in" fo:margin-bottom="0in" table:align="left" style:writing-mode="lr-tb"/>
    </style:style>
    <style:style style:name="Table7.A" style:family="table-column">
      <style:table-column-properties style:column-width="1.125in"/>
    </style:style>
    <style:style style:name="Table7.B" style:family="table-column">
      <style:table-column-properties style:column-width="1.625in"/>
    </style:style>
    <style:style style:name="Table7.C" style:family="table-column">
      <style:table-column-properties style:column-width="3.75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8" style:family="table">
      <style:table-properties style:width="6.4896in" fo:margin-left="0.0069in" fo:margin-top="0in" fo:margin-bottom="0in" table:align="left" style:writing-mode="lr-tb"/>
    </style:style>
    <style:style style:name="Table8.A" style:family="table-column">
      <style:table-column-properties style:column-width="6.4896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9" style:family="table">
      <style:table-properties style:width="6.4896in" fo:margin-left="0.0069in" fo:margin-top="0in" fo:margin-bottom="0in" table:align="left" style:writing-mode="lr-tb"/>
    </style:style>
    <style:style style:name="Table9.A" style:family="table-column">
      <style:table-column-properties style:column-width="6.4896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0" style:family="table">
      <style:table-properties style:width="6.4896in" fo:margin-left="0.0069in" fo:margin-top="0in" fo:margin-bottom="0in" table:align="left" style:writing-mode="lr-tb"/>
    </style:style>
    <style:style style:name="Table10.A" style:family="table-column">
      <style:table-column-properties style:column-width="6.4896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1" style:family="table">
      <style:table-properties style:width="6.5in" fo:margin-left="0.0069in" fo:margin-top="0in" fo:margin-bottom="0in" table:align="left" style:writing-mode="lr-tb"/>
    </style:style>
    <style:style style:name="Table11.A" style:family="table-column">
      <style:table-column-properties style:column-width="0.8097in"/>
    </style:style>
    <style:style style:name="Table11.B" style:family="table-column">
      <style:table-column-properties style:column-width="5.6903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2" style:family="table">
      <style:table-properties style:width="6.5in" fo:margin-left="0.0069in" fo:margin-top="0in" fo:margin-bottom="0in" table:align="left" style:writing-mode="lr-tb"/>
    </style:style>
    <style:style style:name="Table12.A" style:family="table-column">
      <style:table-column-properties style:column-width="1.125in"/>
    </style:style>
    <style:style style:name="Table12.B" style:family="table-column">
      <style:table-column-properties style:column-width="1.625in"/>
    </style:style>
    <style:style style:name="Table12.C" style:family="table-column">
      <style:table-column-properties style:column-width="3.75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2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3" style:family="table">
      <style:table-properties style:width="6.4896in" fo:margin-left="0.0069in" fo:margin-top="0in" fo:margin-bottom="0in" table:align="left" style:writing-mode="lr-tb"/>
    </style:style>
    <style:style style:name="Table13.A" style:family="table-column">
      <style:table-column-properties style:column-width="6.4896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5" style:family="table">
      <style:table-properties style:width="6.4896in" fo:margin-left="0.0069in" fo:margin-top="0in" fo:margin-bottom="0in" table:align="left" style:writing-mode="lr-tb"/>
    </style:style>
    <style:style style:name="Table15.A" style:family="table-column">
      <style:table-column-properties style:column-width="6.4896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3" style:family="table">
      <style:table-properties style:width="6.4896in" fo:margin-left="0.0069in" fo:margin-top="0in" fo:margin-bottom="0in" table:align="left" style:writing-mode="lr-tb"/>
    </style:style>
    <style:style style:name="Table23.A" style:family="table-column">
      <style:table-column-properties style:column-width="6.4896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4" style:family="table">
      <style:table-properties style:width="6.5in" fo:margin-left="0.0069in" fo:margin-top="0in" fo:margin-bottom="0in" table:align="left" style:writing-mode="lr-tb"/>
    </style:style>
    <style:style style:name="Table24.A" style:family="table-column">
      <style:table-column-properties style:column-width="0.8097in"/>
    </style:style>
    <style:style style:name="Table24.B" style:family="table-column">
      <style:table-column-properties style:column-width="5.6903in"/>
    </style:style>
    <style:style style:name="Table24.1" style:family="table-row">
      <style:table-row-properties style:min-row-height="0.2083in" fo:keep-together="auto"/>
    </style:style>
    <style:style style:name="Table24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5" style:family="table">
      <style:table-properties style:width="6.5in" fo:margin-left="0.0069in" fo:margin-top="0in" fo:margin-bottom="0in" table:align="left" style:writing-mode="lr-tb"/>
    </style:style>
    <style:style style:name="Table25.A" style:family="table-column">
      <style:table-column-properties style:column-width="1.125in"/>
    </style:style>
    <style:style style:name="Table25.B" style:family="table-column">
      <style:table-column-properties style:column-width="1.625in"/>
    </style:style>
    <style:style style:name="Table25.C" style:family="table-column">
      <style:table-column-properties style:column-width="3.75in"/>
    </style:style>
    <style:style style:name="Table25.1" style:family="table-row">
      <style:table-row-properties style:min-row-height="0.2083in" fo:keep-together="auto"/>
    </style:style>
    <style:style style:name="Table25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6" style:family="table">
      <style:table-properties style:width="6.4896in" fo:margin-left="0.0069in" fo:margin-top="0in" fo:margin-bottom="0in" table:align="left" style:writing-mode="lr-tb"/>
    </style:style>
    <style:style style:name="Table26.A" style:family="table-column">
      <style:table-column-properties style:column-width="6.4896in"/>
    </style:style>
    <style:style style:name="Table26.1" style:family="table-row">
      <style:table-row-properties style:min-row-height="0.2083in" fo:keep-together="auto"/>
    </style:style>
    <style:style style:name="Table26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7" style:family="table">
      <style:table-properties style:width="6.4896in" fo:margin-left="0.0069in" fo:margin-top="0in" fo:margin-bottom="0in" table:align="left" style:writing-mode="lr-tb"/>
    </style:style>
    <style:style style:name="Table27.A" style:family="table-column">
      <style:table-column-properties style:column-width="6.4896in"/>
    </style:style>
    <style:style style:name="Table27.1" style:family="table-row">
      <style:table-row-properties style:min-row-height="0.2083in" fo:keep-together="auto"/>
    </style:style>
    <style:style style:name="Table27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" style:family="table">
      <style:table-properties style:width="6.4896in" fo:margin-left="0.0069in" fo:margin-top="0in" fo:margin-bottom="0in" table:align="left" style:writing-mode="lr-tb"/>
    </style:style>
    <style:style style:name="Table3.A" style:family="table-column">
      <style:table-column-properties style:column-width="6.4896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4" style:family="table">
      <style:table-properties style:width="6.5in" fo:margin-left="0.0069in" fo:margin-top="0in" fo:margin-bottom="0in" table:align="left" style:writing-mode="lr-tb"/>
    </style:style>
    <style:style style:name="Table14.A" style:family="table-column">
      <style:table-column-properties style:column-width="0.8097in"/>
    </style:style>
    <style:style style:name="Table14.B" style:family="table-column">
      <style:table-column-properties style:column-width="5.6903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6" style:family="table">
      <style:table-properties style:width="6.5in" fo:margin-left="0.0069in" fo:margin-top="0in" fo:margin-bottom="0in" table:align="left" style:writing-mode="lr-tb"/>
    </style:style>
    <style:style style:name="Table16.A" style:family="table-column">
      <style:table-column-properties style:column-width="1.125in"/>
    </style:style>
    <style:style style:name="Table16.B" style:family="table-column">
      <style:table-column-properties style:column-width="1.625in"/>
    </style:style>
    <style:style style:name="Table16.C" style:family="table-column">
      <style:table-column-properties style:column-width="3.7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7" style:family="table">
      <style:table-properties style:width="6.4896in" fo:margin-left="0.0069in" fo:margin-top="0in" fo:margin-bottom="0in" table:align="left" style:writing-mode="lr-tb"/>
    </style:style>
    <style:style style:name="Table17.A" style:family="table-column">
      <style:table-column-properties style:column-width="6.4896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8" style:family="table">
      <style:table-properties style:width="6.4896in" fo:margin-left="0.0069in" fo:margin-top="0in" fo:margin-bottom="0in" table:align="left" style:writing-mode="lr-tb"/>
    </style:style>
    <style:style style:name="Table18.A" style:family="table-column">
      <style:table-column-properties style:column-width="6.4896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9" style:family="table">
      <style:table-properties style:width="6.4583in" fo:margin-left="0.0069in" fo:margin-top="0in" fo:margin-bottom="0in" table:align="left" style:writing-mode="lr-tb"/>
    </style:style>
    <style:style style:name="Table19.A" style:family="table-column">
      <style:table-column-properties style:column-width="0.8118in"/>
    </style:style>
    <style:style style:name="Table19.B" style:family="table-column">
      <style:table-column-properties style:column-width="4.7083in"/>
    </style:style>
    <style:style style:name="Table19.C" style:family="table-column">
      <style:table-column-properties style:column-width="0.9382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8" style:family="table">
      <style:table-properties style:width="6.4896in" fo:margin-left="0.0069in" fo:margin-top="0in" fo:margin-bottom="0in" table:align="left" style:writing-mode="lr-tb"/>
    </style:style>
    <style:style style:name="Table28.A" style:family="table-column">
      <style:table-column-properties style:column-width="6.4896in"/>
    </style:style>
    <style:style style:name="Table28.1" style:family="table-row">
      <style:table-row-properties style:min-row-height="0.2083in" fo:keep-together="auto"/>
    </style:style>
    <style:style style:name="Table28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9" style:family="table">
      <style:table-properties style:width="6.4583in" fo:margin-left="0.0069in" fo:margin-top="0in" fo:margin-bottom="0in" table:align="left" style:writing-mode="lr-tb"/>
    </style:style>
    <style:style style:name="Table29.A" style:family="table-column">
      <style:table-column-properties style:column-width="0.8118in"/>
    </style:style>
    <style:style style:name="Table29.B" style:family="table-column">
      <style:table-column-properties style:column-width="4.7083in"/>
    </style:style>
    <style:style style:name="Table29.C" style:family="table-column">
      <style:table-column-properties style:column-width="0.9382in"/>
    </style:style>
    <style:style style:name="Table29.1" style:family="table-row">
      <style:table-row-properties style:min-row-height="0.2083in" fo:keep-together="auto"/>
    </style:style>
    <style:style style:name="Table29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0" style:family="table">
      <style:table-properties style:width="6.5in" fo:margin-left="0.0069in" fo:margin-top="0in" fo:margin-bottom="0in" table:align="left" style:writing-mode="lr-tb"/>
    </style:style>
    <style:style style:name="Table30.A" style:family="table-column">
      <style:table-column-properties style:column-width="0.8097in"/>
    </style:style>
    <style:style style:name="Table30.B" style:family="table-column">
      <style:table-column-properties style:column-width="5.6903in"/>
    </style:style>
    <style:style style:name="Table30.1" style:family="table-row">
      <style:table-row-properties style:min-row-height="0.2083in" fo:keep-together="auto"/>
    </style:style>
    <style:style style:name="Table30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1" style:family="table">
      <style:table-properties style:width="6.5in" fo:margin-left="0.0069in" fo:margin-top="0in" fo:margin-bottom="0in" table:align="left" style:writing-mode="lr-tb"/>
    </style:style>
    <style:style style:name="Table31.A" style:family="table-column">
      <style:table-column-properties style:column-width="1.125in"/>
    </style:style>
    <style:style style:name="Table31.B" style:family="table-column">
      <style:table-column-properties style:column-width="1.625in"/>
    </style:style>
    <style:style style:name="Table31.C" style:family="table-column">
      <style:table-column-properties style:column-width="3.75in"/>
    </style:style>
    <style:style style:name="Table31.1" style:family="table-row">
      <style:table-row-properties style:min-row-height="0.2083in" fo:keep-together="auto"/>
    </style:style>
    <style:style style:name="Table31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2" style:family="table">
      <style:table-properties style:width="6.4896in" fo:margin-left="0.0069in" fo:margin-top="0in" fo:margin-bottom="0in" table:align="left" style:writing-mode="lr-tb"/>
    </style:style>
    <style:style style:name="Table32.A" style:family="table-column">
      <style:table-column-properties style:column-width="6.4896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3" style:family="table">
      <style:table-properties style:width="6.4896in" fo:margin-left="0.0069in" fo:margin-top="0in" fo:margin-bottom="0in" table:align="left" style:writing-mode="lr-tb"/>
    </style:style>
    <style:style style:name="Table33.A" style:family="table-column">
      <style:table-column-properties style:column-width="6.4896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4" style:family="table">
      <style:table-properties style:width="6.5in" fo:margin-left="0.0069in" fo:margin-top="0in" fo:margin-bottom="0in" table:align="left" style:writing-mode="lr-tb"/>
    </style:style>
    <style:style style:name="Table34.A" style:family="table-column">
      <style:table-column-properties style:column-width="0.7639in"/>
    </style:style>
    <style:style style:name="Table34.B" style:family="table-column">
      <style:table-column-properties style:column-width="5.7361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5" style:family="table">
      <style:table-properties style:width="6.4896in" fo:margin-left="0.0069in" fo:margin-top="0in" fo:margin-bottom="0in" table:align="left" style:writing-mode="lr-tb"/>
    </style:style>
    <style:style style:name="Table35.A" style:family="table-column">
      <style:table-column-properties style:column-width="6.4896in"/>
    </style:style>
    <style:style style:name="Table35.1" style:family="table-row">
      <style:table-row-properties style:min-row-height="5.0139in" fo:keep-together="auto"/>
    </style:style>
    <style:style style:name="Table35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36" style:family="table">
      <style:table-properties style:width="6.4896in" fo:margin-left="0.0069in" fo:margin-top="0in" fo:margin-bottom="0in" table:align="left" style:writing-mode="lr-tb"/>
    </style:style>
    <style:style style:name="Table36.A" style:family="table-column">
      <style:table-column-properties style:column-width="6.4896in"/>
    </style:style>
    <style:style style:name="Table36.1" style:family="table-row">
      <style:table-row-properties style:min-row-height="0.2083in" fo:keep-together="auto"/>
    </style:style>
    <style:style style:name="Table36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/>
    </style:style>
    <style:style style:name="P3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4" style:family="paragraph" style:parent-style-name="Standard">
      <style:paragraph-properties fo:line-height="107%" fo:text-align="center" style:justify-single-word="false"/>
      <style:text-properties fo:font-weight="bold" officeooo:rsid="00172c75" officeooo:paragraph-rsid="00172c75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fo:color="#2f5496" loext:opacity="100%" style:font-name="Calibri Light" fo:font-size="16pt" fo:language="en" fo:country="US" fo:font-weight="normal" officeooo:paragraph-rsid="00195a21" style:font-name-asian="Calibri Light1" style:font-size-asian="16pt" style:font-weight-asian="normal" style:font-name-complex="Calibri Light1" style:font-size-complex="16pt" style:font-weight-complex="normal"/>
    </style:style>
    <style:style style:name="P8" style:family="paragraph" style:parent-style-name="Heading_20_1">
      <style:text-properties officeooo:paragraph-rsid="00195a21"/>
    </style:style>
    <style:style style:name="P9" style:family="paragraph" style:parent-style-name="Heading_20_2">
      <style:text-properties officeooo:paragraph-rsid="00195a21"/>
    </style:style>
    <style:style style:name="P10" style:family="paragraph" style:parent-style-name="Heading_20_3">
      <style:text-properties officeooo:paragraph-rsid="00195a21"/>
    </style:style>
    <style:style style:name="P11" style:family="paragraph" style:parent-style-name="Heading_20_4">
      <style:text-properties officeooo:paragraph-rsid="00195a21"/>
    </style:style>
    <style:style style:name="P12" style:family="paragraph" style:parent-style-name="Heading_20_4">
      <style:text-properties fo:language="en" fo:country="US"/>
    </style:style>
    <style:style style:name="P13" style:family="paragraph" style:parent-style-name="Heading_20_4">
      <style:text-properties fo:language="en" fo:country="US" officeooo:paragraph-rsid="00195a21"/>
    </style:style>
    <style:style style:name="P14" style:family="paragraph" style:parent-style-name="Standard">
      <style:paragraph-properties fo:text-align="center" style:justify-single-word="false"/>
      <style:text-properties style:font-name="Calibri Light" fo:font-size="22pt" fo:language="en" fo:country="US" style:font-name-asian="Calibri Light1" style:font-size-asian="22pt" style:font-name-complex="Calibri Light1" style:font-size-complex="22pt"/>
    </style:style>
    <style:style style:name="P15" style:family="paragraph" style:parent-style-name="Standard">
      <style:paragraph-properties fo:line-height="107%" fo:text-align="center" style:justify-single-word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07%" fo:text-align="center" style:justify-single-word="false" fo:text-indent="0in" style:auto-text-indent="false" style:writing-mode="lr-tb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line-height="107%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line-height="107%"/>
      <style:text-properties style:font-name="Calibri" fo:font-size="11pt" fo:language="en" fo:country="US" officeooo:paragraph-rsid="00195a21" style:font-name-asian="Calibri1" style:font-size-asian="11pt" style:font-name-complex="Calibri1" style:font-size-complex="11pt"/>
    </style:style>
    <style:style style:name="P19" style:family="paragraph" style:parent-style-name="Standard">
      <style:paragraph-properties fo:line-height="107%" fo:text-align="center" style:justify-single-word="false"/>
      <style:text-properties style:font-name="Calibri" fo:font-size="11pt" fo:language="en" fo:country="US" officeooo:rsid="00172c75" officeooo:paragraph-rsid="00172c75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style:font-name="Calibri" fo:font-size="11pt" fo:language="en" fo:country="US" fo:font-weight="bold" officeooo:paragraph-rsid="00195a21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style:font-name="Calibri" fo:font-size="11pt" fo:language="en" fo:country="US" officeooo:paragraph-rsid="00195a2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style:font-name="Calibri" fo:font-size="11pt" fo:language="en" fo:country="US" officeooo:paragraph-rsid="001af50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style:font-name="Calibri" fo:font-size="11pt" fo:language="en" fo:country="US" officeooo:rsid="00195a21" officeooo:paragraph-rsid="00195a2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6" style:family="paragraph" style:parent-style-name="Standard">
      <style:paragraph-properties fo:line-height="107%" fo:text-align="center" style:justify-single-word="false"/>
      <style:text-properties fo:font-weight="bold" officeooo:rsid="00172c75" officeooo:paragraph-rsid="00172c75" style:font-weight-asian="bold" style:font-weight-complex="bold"/>
    </style:style>
    <style:style style:name="P27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28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fo:language="en" fo:country="US" officeooo:paragraph-rsid="00195a21" style:letter-kerning="false" style:language-asian="en" style:country-asian="US" style:language-complex="ar" style:country-complex="SA"/>
    </style:style>
    <style:style style:name="P29" style:family="paragraph" style:parent-style-name="Standard">
      <style:paragraph-properties fo:margin-top="0in" fo:margin-bottom="0.111in" style:contextual-spacing="false" fo:line-height="100%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30" style:family="paragraph" style:parent-style-name="Standard">
      <style:paragraph-properties fo:margin-top="0in" fo:margin-bottom="0.111in" style:contextual-spacing="false" fo:line-height="100%" fo:text-align="start" style:justify-single-word="false" fo:orphans="2" fo:widows="2"/>
      <style:text-properties fo:language="en" fo:country="US" officeooo:paragraph-rsid="00195a21" style:letter-kerning="false" style:language-asian="en" style:country-asian="US" style:language-complex="ar" style:country-complex="SA"/>
    </style:style>
    <style:style style:name="P31" style:family="paragraph" style:parent-style-name="Standard">
      <style:paragraph-properties fo:line-height="107%"/>
      <style:text-properties fo:color="#2f5496" loext:opacity="100%" style:font-name="Calibri Light" fo:font-size="16pt" fo:language="en" fo:country="US" style:font-name-asian="Calibri Light1" style:font-size-asian="16pt" style:font-name-complex="Calibri Light1" style:font-size-complex="16pt"/>
    </style:style>
    <style:style style:name="P32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fo:color="#2d3b45" loext:opacity="100%" style:font-name="Consolas" fo:font-size="10pt" fo:language="en" fo:country="US" style:letter-kerning="false" style:font-name-asian="Consolas1" style:font-size-asian="10pt" style:language-asian="en" style:country-asian="US" style:font-name-complex="Consolas1" style:font-size-complex="10pt" style:language-complex="ar" style:country-complex="SA"/>
    </style:style>
    <style:style style:name="P33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/>
      <style:text-properties fo:color="#2d3b45" loext:opacity="100%" style:font-name="Consolas" fo:font-size="10pt" fo:language="en" fo:country="US" officeooo:paragraph-rsid="00195a21" style:letter-kerning="false" style:font-name-asian="Consolas1" style:font-size-asian="10pt" style:language-asian="en" style:country-asian="US" style:font-name-complex="Consolas1" style:font-size-complex="10pt" style:language-complex="ar" style:country-complex="SA"/>
    </style:style>
    <style:style style:name="P34" style:family="paragraph" style:parent-style-name="Standard">
      <style:paragraph-properties fo:line-height="107%"/>
    </style:style>
    <style:style style:name="P35" style:family="paragraph" style:parent-style-name="Standard">
      <style:paragraph-properties fo:line-height="107%"/>
      <style:text-properties officeooo:paragraph-rsid="00195a21"/>
    </style:style>
    <style:style style:name="T1" style:family="text">
      <style:text-properties style:font-name="Calibri Light" fo:font-size="16pt" fo:language="en" fo:country="US" fo:font-weight="normal" style:font-name-asian="Calibri Light1" style:font-size-asian="16pt" style:font-weight-asian="normal" style:font-name-complex="Calibri Light1" style:font-size-complex="16pt" style:font-weight-complex="normal"/>
    </style:style>
    <style:style style:name="T2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fo:language="en" fo:country="US" officeooo:rsid="00172c75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72c75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95a21" style:font-name-asian="Calibri1" style:font-size-asian="11pt" style:font-name-complex="Calibri1" style:font-size-complex="11pt"/>
    </style:style>
    <style:style style:name="T7" style:family="text">
      <style:text-properties fo:color="#2f5496" loext:opacity="100%" style:font-name="Calibri Light" fo:font-size="16pt" fo:language="en" fo:country="US" fo:font-weight="normal" style:font-name-asian="Calibri Light1" style:font-size-asian="16pt" style:font-weight-asian="normal" style:font-name-complex="Calibri Light1" style:font-size-complex="16pt" style:font-weight-complex="normal"/>
    </style:style>
    <style:style style:name="T8" style:family="text">
      <style:text-properties fo:color="#2f5496" loext:opacity="100%" style:font-name="Calibri Light" fo:font-size="16pt" fo:language="en" fo:country="US" fo:font-weight="normal" officeooo:rsid="001595d9" style:font-name-asian="Calibri Light1" style:font-size-asian="16pt" style:font-weight-asian="normal" style:font-name-complex="Calibri Light1" style:font-size-complex="16pt" style:font-weight-complex="normal"/>
    </style:style>
    <style:style style:name="T9" style:family="text">
      <style:text-properties fo:color="#2f5496" loext:opacity="100%" style:font-name="Calibri Light" fo:font-size="16pt" fo:language="en" fo:country="US" fo:font-weight="normal" officeooo:rsid="00195a21" style:font-name-asian="Calibri Light1" style:font-size-asian="16pt" style:font-weight-asian="normal" style:font-name-complex="Calibri Light1" style:font-size-complex="16pt" style:font-weight-complex="normal"/>
    </style:style>
    <style:style style:name="T10" style:family="text">
      <style:text-properties fo:color="#2f5496" loext:opacity="100%" style:font-name="Calibri Light" fo:font-size="13pt" fo:language="en" fo:country="US" fo:font-weight="normal" style:font-name-asian="Calibri Light1" style:font-size-asian="13pt" style:font-weight-asian="normal" style:font-name-complex="Calibri Light1" style:font-size-complex="13pt" style:font-weight-complex="normal"/>
    </style:style>
    <style:style style:name="T11" style:family="text">
      <style:text-properties fo:color="#2f5496" loext:opacity="100%" style:font-name="Calibri Light" fo:font-size="11pt" fo:language="en" fo:country="US" fo:font-style="italic" fo:font-weight="normal" style:font-name-asian="Calibri Light1" style:font-size-asian="11pt" style:font-style-asian="italic" style:font-weight-asian="normal" style:font-name-complex="Calibri Light1" style:font-size-complex="11pt" style:font-style-complex="italic" style:font-weight-complex="normal"/>
    </style:style>
    <style:style style:name="T12" style:family="text">
      <style:text-properties fo:color="#2f5496" loext:opacity="100%" style:font-name="Calibri Light" fo:font-size="11pt" fo:language="en" fo:country="US" fo:font-style="italic" fo:font-weight="normal" officeooo:rsid="00195a21" style:font-name-asian="Calibri Light1" style:font-size-asian="11pt" style:font-style-asian="italic" style:font-weight-asian="normal" style:font-name-complex="Calibri Light1" style:font-size-complex="11pt" style:font-style-complex="italic" style:font-weight-complex="normal"/>
    </style:style>
    <style:style style:name="T13" style:family="text">
      <style:text-properties fo:color="#2f5496" loext:opacity="100%" style:font-name="Calibri" fo:font-size="11pt" fo:language="en" fo:country="US" fo:font-weight="normal" officeooo:rsid="001595d9" style:font-name-asian="Calibri1" style:font-size-asian="11pt" style:font-weight-asian="normal" style:font-name-complex="Calibri1" style:font-size-complex="11pt" style:font-weight-complex="normal"/>
    </style:style>
    <style:style style:name="T14" style:family="text">
      <style:text-properties fo:color="#1f3763" loext:opacity="100%" style:font-name="Calibri Light" fo:font-size="12pt" fo:language="en" fo:country="US" fo:font-weight="normal" style:font-name-asian="Calibri Light1" style:font-size-asian="12pt" style:font-weight-asian="normal" style:font-name-complex="Calibri Light1" style:font-size-complex="12pt" style:font-weight-complex="normal"/>
    </style:style>
    <style:style style:name="T15" style:family="text">
      <style:text-properties fo:color="#1f3763" loext:opacity="100%" style:font-name="Calibri Light" fo:font-size="12pt" fo:language="en" fo:country="US" fo:font-weight="normal" officeooo:rsid="00195a21" style:font-name-asian="Calibri Light1" style:font-size-asian="12pt" style:font-weight-asian="normal" style:font-name-complex="Calibri Light1" style:font-size-complex="12pt" style:font-weight-complex="normal"/>
    </style:style>
    <style:style style:name="T16" style:family="text">
      <style:text-properties fo:color="#2d3b45" loext:opacity="100%" style:font-name="Consolas" fo:font-size="10pt" style:font-name-asian="Consolas1" style:font-size-asian="10pt" style:font-name-complex="Consolas1" style:font-size-complex="10pt"/>
    </style:style>
    <style:style style:name="T17" style:family="text">
      <style:text-properties fo:color="#2d3b45" loext:opacity="100%" style:font-name="Consolas" fo:font-size="10pt" officeooo:rsid="00195a21" style:font-name-asian="Consolas1" style:font-size-asian="10pt" style:font-name-complex="Consolas1" style:font-size-complex="10pt"/>
    </style:style>
    <style:style style:name="T18" style:family="text">
      <style:text-properties fo:language="en" fo:country="US"/>
    </style:style>
    <style:style style:name="T1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95a21"/>
    </style:style>
    <style:style style:name="T21" style:family="text">
      <style:text-properties officeooo:rsid="001999bc"/>
    </style:style>
    <style:style style:name="T22" style:family="text">
      <style:text-properties officeooo:rsid="001af50b"/>
    </style:style>
    <style:style style:name="T23" style:family="text">
      <style:text-properties officeooo:rsid="001c2ee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ssignment <text:span text:style-name="T23">5</text:span>: API Spec</text:p>
      <text:p text:style-name="P15">CS 493: Cloud Application Development</text:p>
      <text:p text:style-name="P19">Matthew Pacey</text:p>
      <text:p text:style-name="P16">Spring 2023</text:p>
      <text:p text:style-name="P15">Oregon State University</text:p>
      <text:p text:style-name="P1"><text:span text:style-name="T2">Last Update: Apr. 2</text:span><text:span text:style-name="T3">7</text:span></text:p>
      <text:p text:style-name="P4"><text:span text:style-name="T2">GCP URL: </text:span><text:a xlink:type="simple" xlink:href="https://hw4-paceym.uw.r.appspot.com/" text:style-name="Internet_20_link" text:visited-style-name="Visited_20_Internet_20_Link"><text:span text:style-name="T2">https://hw5-paceym.wl.r.appspot.com/</text:span></text:a></text:p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4036_3146893448" text:style-name="Index_20_Link" text:visited-style-name="Index_20_Link">Change log<text:tab/>2</text:a></text:p>
          <text:p text:style-name="P5"><text:a xlink:type="simple" xlink:href="#__RefHeading___Toc4038_3146893448" text:style-name="Index_20_Link" text:visited-style-name="Index_20_Link">Data Model<text:tab/>3</text:a></text:p>
          <text:p text:style-name="P5"><text:a xlink:type="simple" xlink:href="#__RefHeading___Toc4040_3146893448" text:style-name="Index_20_Link" text:visited-style-name="Index_20_Link">Create a Boat<text:tab/>4</text:a></text:p>
          <text:p text:style-name="P5"><text:a xlink:type="simple" xlink:href="#__RefHeading___Toc4044_3146893448" text:style-name="Index_20_Link" text:visited-style-name="Index_20_Link">Delete a Boat<text:tab/>5</text:a></text:p>
          <text:p text:style-name="P5"><text:a xlink:type="simple" xlink:href="#__RefHeading___Toc4042_3146893448%20Copy%201" text:style-name="Index_20_Link" text:visited-style-name="Index_20_Link">Edit a Boat (PATCH)<text:tab/>6</text:a></text:p>
          <text:p text:style-name="P5"><text:a xlink:type="simple" xlink:href="#__RefHeading___Toc4042_3146893448%20Copy%201%20Copy%201" text:style-name="Index_20_Link" text:visited-style-name="Index_20_Link">Edit a Boat (PUT)<text:tab/>7</text:a></text:p>
          <text:p text:style-name="P5"><text:a xlink:type="simple" xlink:href="#__RefHeading___Toc4042_3146893448" text:style-name="Index_20_Link" text:visited-style-name="Index_20_Link">View a Boat<text:tab/>9</text:a></text:p>
        </text:index-body>
      </text:table-of-content>
      <text:h text:style-name="Heading_20_1" text:outline-level="1"><text:span text:style-name="Internet_20_link"/></text:h>
      <text:h text:style-name="P6" text:outline-level="1"><text:bookmark-start text:name="__RefHeading___Toc4036_3146893448"/><text:bookmark-start text:name="_Toc1806684807"/><text:span text:style-name="T7">Change log</text:span><text:bookmark-end text:name="__RefHeading___Toc4036_3146893448"/><text:bookmark-end text:name="_Toc1806684807"/><text:span text:style-name="T7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Version</text:p>
          </table:table-cell>
          <table:table-cell table:style-name="Table1.A1" office:value-type="string">
            <text:p text:style-name="P20">Change</text:p>
          </table:table-cell>
          <table:table-cell table:style-name="Table1.A1" office:value-type="string">
            <text:p text:style-name="P20">Date</text:p>
          </table:table-cell>
        </table:table-row>
        <table:table-row table:style-name="Table1.1">
          <table:table-cell table:style-name="Table1.A1" office:value-type="string">
            <text:p text:style-name="P22">1.0</text:p>
          </table:table-cell>
          <table:table-cell table:style-name="Table1.A1" office:value-type="string">
            <text:p text:style-name="P22">Initial version.</text:p>
          </table:table-cell>
          <table:table-cell table:style-name="Table1.A1" office:value-type="string">
            <text:p text:style-name="P3"><text:span text:style-name="T6">May </text:span><text:span text:style-name="T5">7</text:span><text:span text:style-name="T4">, 2023</text:span><text:span text:style-name="T4"/></text:p>
          </table:table-cell>
        </table:table-row>
      </table:table>
      <text:p text:style-name="P2"><text:line-break/></text:p>
      <text:p text:style-name="P31"><text:s/></text:p>
      <text:p text:style-name="Standard"/>
      <text:h text:style-name="P6" text:outline-level="1"><text:bookmark-start text:name="__RefHeading___Toc4038_3146893448"/><text:bookmark-start text:name="_Toc1493715172"/><text:span text:style-name="T7">Data Model</text:span><text:bookmark-end text:name="__RefHeading___Toc4038_3146893448"/><text:bookmark-end text:name="_Toc1493715172"/><text:span text:style-name="T7"/></text:h>
      <text:p text:style-name="P17">The app stores <text:span text:style-name="T20">one</text:span> entit<text:span text:style-name="T20">y</text:span> in Datastore: Boats</text:p>
      <text:h text:style-name="Heading_20_2" text:outline-level="2"><text:bookmark-start text:name="_Toc672615134"/><text:span text:style-name="T10">Boats</text:span><text:bookmark-end text:name="_Toc672615134"/><text:span text:style-name="T10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Property</text:p>
          </table:table-cell>
          <table:table-cell table:style-name="Table2.A1" office:value-type="string">
            <text:p text:style-name="P20">Data Type</text:p>
          </table:table-cell>
          <table:table-cell table:style-name="Table2.A1" office:value-type="string">
            <text:p text:style-name="P20">Notes</text:p>
          </table:table-cell>
        </table:table-row>
        <table:table-row table:style-name="Table2.1">
          <table:table-cell table:style-name="Table2.A1" office:value-type="string">
            <text:p text:style-name="P22">id</text:p>
          </table:table-cell>
          <table:table-cell table:style-name="Table2.A1" office:value-type="string">
            <text:p text:style-name="P22">Integer</text:p>
          </table:table-cell>
          <table:table-cell table:style-name="Table2.A1" office:value-type="string">
            <text:p text:style-name="P3"><text:span text:style-name="T4">The id of the boat. Datastore automatically generates it.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22">name</text:p>
          </table:table-cell>
          <table:table-cell table:style-name="Table2.A1" office:value-type="string">
            <text:p text:style-name="P22">String</text:p>
          </table:table-cell>
          <table:table-cell table:style-name="Table2.A1" office:value-type="string">
            <text:p text:style-name="P22">Name of the boat. <text:span text:style-name="T21">Each name must be unique across all entries (this is enforced at create and edit time).<text:line-break/>Names are restricted to alphanumeric characters and spaces and can be a max of </text:span><text:span text:style-name="T22">20</text:span><text:span text:style-name="T21"> characters long.</text:span></text:p>
          </table:table-cell>
        </table:table-row>
        <table:table-row table:style-name="Table2.1">
          <table:table-cell table:style-name="Table2.A1" office:value-type="string">
            <text:p text:style-name="P22">type</text:p>
          </table:table-cell>
          <table:table-cell table:style-name="Table2.A1" office:value-type="string">
            <text:p text:style-name="P22">String</text:p>
          </table:table-cell>
          <table:table-cell table:style-name="Table2.A1" office:value-type="string">
            <text:p text:style-name="P22">Type of boat. E.g., Sailboat, Catamaran, etc.</text:p>
          </table:table-cell>
        </table:table-row>
        <table:table-row table:style-name="Table2.1">
          <table:table-cell table:style-name="Table2.A1" office:value-type="string">
            <text:p text:style-name="P22">length</text:p>
          </table:table-cell>
          <table:table-cell table:style-name="Table2.A1" office:value-type="string">
            <text:p text:style-name="P22">Integer</text:p>
          </table:table-cell>
          <table:table-cell table:style-name="Table2.A1" office:value-type="string">
            <text:p text:style-name="P22">The length of the boat in feet.</text:p>
          </table:table-cell>
        </table:table-row>
      </table:table>
      <text:p text:style-name="P2"><text:span text:style-name="T2"><text:s/></text:span></text:p>
      <text:p text:style-name="Standard"/>
      <text:h text:style-name="P6" text:outline-level="1"><text:bookmark-start text:name="__RefHeading___Toc4040_3146893448"/><text:bookmark-start text:name="_Toc1348284530"/><text:span text:style-name="T7">Create a Boat</text:span><text:bookmark-end text:name="__RefHeading___Toc4040_3146893448"/><text:bookmark-end text:name="_Toc1348284530"/><text:span text:style-name="T7"/></text:h>
      <text:p text:style-name="P17">Allows you to create a new boat. <text:span text:style-name="T22">The required parameters are name, type, and length. If any other attributes are given (e.g. color), they will be ignored and the boat will be created with only the 3 required attributes (assuming they are also given in the request)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POST /boats</text:p>
          </table:table-cell>
        </table:table-row>
      </table:table>
      <text:h text:style-name="Heading_20_2" text:outline-level="2"><text:bookmark-start text:name="_Toc1038256755"/><text:span text:style-name="T10">Request</text:span><text:bookmark-end text:name="_Toc1038256755"/><text:span text:style-name="T10"/></text:h>
      <text:h text:style-name="Heading_20_3" text:outline-level="3"><text:bookmark-start text:name="_Toc2100800480"/><text:span text:style-name="T14">Path Parameters</text:span><text:bookmark-end text:name="_Toc2100800480"/><text:span text:style-name="T14"/></text:h>
      <text:p text:style-name="P17">None</text:p>
      <text:h text:style-name="Heading_20_3" text:outline-level="3"><text:bookmark-start text:name="_Toc862896293"/><text:span text:style-name="T14">Request Body</text:span><text:bookmark-end text:name="_Toc862896293"/><text:span text:style-name="T14"/></text:h>
      <text:p text:style-name="P17">Required</text:p>
      <text:h text:style-name="Heading_20_3" text:outline-level="3"><text:bookmark-start text:name="_Toc1614226240"/><text:span text:style-name="T14">Request Body Format</text:span><text:bookmark-end text:name="_Toc1614226240"/><text:span text:style-name="T14"/></text:h>
      <text:p text:style-name="P17">JSON</text:p>
      <text:h text:style-name="Heading_20_3" text:outline-level="3"><text:bookmark-start text:name="_Toc1874933780"/><text:span text:style-name="T14">Request JSON Attributes</text:span><text:bookmark-end text:name="_Toc1874933780"/><text:span text:style-name="T14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Name</text:p>
          </table:table-cell>
          <table:table-cell table:style-name="Table5.A1" office:value-type="string">
            <text:p text:style-name="P20">Description</text:p>
          </table:table-cell>
          <table:table-cell table:style-name="Table5.A1" office:value-type="string">
            <text:p text:style-name="P20">Required?</text:p>
          </table:table-cell>
        </table:table-row>
        <table:table-row table:style-name="Table5.1">
          <table:table-cell table:style-name="Table5.A1" office:value-type="string">
            <text:p text:style-name="P22">name</text:p>
          </table:table-cell>
          <table:table-cell table:style-name="Table5.A1" office:value-type="string">
            <text:p text:style-name="P24">The name of the boat.<text:line-break/><text:span text:style-name="T21">Names are restricted to alphanumeric characters and spaces and can be a max of </text:span><text:span text:style-name="T22">20</text:span><text:span text:style-name="T21"> characters long.</text:span></text:p>
          </table:table-cell>
          <table:table-cell table:style-name="Table5.A1" office:value-type="string">
            <text:p text:style-name="P22">Yes</text:p>
          </table:table-cell>
        </table:table-row>
        <table:table-row table:style-name="Table5.1">
          <table:table-cell table:style-name="Table5.A1" office:value-type="string">
            <text:p text:style-name="P22">type</text:p>
          </table:table-cell>
          <table:table-cell table:style-name="Table5.A1" office:value-type="string">
            <text:p text:style-name="P22">The type of the boat. E.g., Sailboat, Catamaran, etc.</text:p>
          </table:table-cell>
          <table:table-cell table:style-name="Table5.A1" office:value-type="string">
            <text:p text:style-name="P22">Yes</text:p>
          </table:table-cell>
        </table:table-row>
        <table:table-row table:style-name="Table5.1">
          <table:table-cell table:style-name="Table5.A1" office:value-type="string">
            <text:p text:style-name="P22">length</text:p>
          </table:table-cell>
          <table:table-cell table:style-name="Table5.A1" office:value-type="string">
            <text:p text:style-name="P22">Length of the boat in feet.</text:p>
          </table:table-cell>
          <table:table-cell table:style-name="Table5.A1" office:value-type="string">
            <text:p text:style-name="P22">Yes</text:p>
          </table:table-cell>
        </table:table-row>
      </table:table>
      <text:h text:style-name="Heading_20_3" text:outline-level="3"><text:bookmark-start text:name="_Toc1779401791"/><text:span text:style-name="T14">Request Body Example</text:span><text:bookmark-end text:name="_Toc1779401791"/><text:span text:style-name="T14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{</text:p>
            <text:p text:style-name="P3"><text:span text:style-name="T4"><text:s text:c="4"/></text:span><text:span text:style-name="T16">"name": "Sea Witch",</text:span></text:p>
            <text:p text:style-name="P32"><text:s text:c="2"/>"type": "Catamaran",</text:p>
            <text:p text:style-name="P3"><text:span text:style-name="T4"><text:s text:c="4"/></text:span><text:span text:style-name="T16">"length": 28</text:span></text:p>
            <text:p text:style-name="P22">}</text:p>
          </table:table-cell>
        </table:table-row>
      </table:table>
      <text:h text:style-name="Heading_20_2" text:outline-level="2"><text:bookmark-start text:name="_Toc1677057863"/><text:span text:style-name="T10">Response</text:span><text:bookmark-end text:name="_Toc1677057863"/><text:span text:style-name="T10"/></text:h>
      <text:h text:style-name="Heading_20_3" text:outline-level="3"><text:bookmark-start text:name="_Toc1490605440"/><text:span text:style-name="T14">Response Body Format</text:span><text:bookmark-end text:name="_Toc1490605440"/><text:span text:style-name="T14"/></text:h>
      <text:p text:style-name="P17">JSON</text:p>
      <text:h text:style-name="Heading_20_3" text:outline-level="3"><text:bookmark-start text:name="_Toc23252609"/><text:span text:style-name="T14">Response Statuses</text:span><text:bookmark-end text:name="_Toc23252609"/><text:span text:style-name="T14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Outcome</text:p>
          </table:table-cell>
          <table:table-cell table:style-name="Table7.A1" office:value-type="string">
            <text:p text:style-name="P20">Status Code</text:p>
          </table:table-cell>
          <table:table-cell table:style-name="Table7.A1" office:value-type="string">
            <text:p text:style-name="P20">Notes</text:p>
          </table:table-cell>
        </table:table-row>
        <table:table-row table:style-name="Table7.1">
          <table:table-cell table:style-name="Table7.A1" office:value-type="string">
            <text:p text:style-name="P22">Success</text:p>
          </table:table-cell>
          <table:table-cell table:style-name="Table7.A1" office:value-type="string">
            <text:p text:style-name="P22">201 Created</text:p>
          </table:table-cell>
          <table:table-cell table:style-name="Table7.A1" office:value-type="string">
            <text:p text:style-name="P22"><text:s/></text:p>
          </table:table-cell>
        </table:table-row>
        <table:table-row table:style-name="Table7.1">
          <table:table-cell table:style-name="Table7.A1" office:value-type="string">
            <text:p text:style-name="P22">Failure<text:soft-page-break/></text:p>
          </table:table-cell>
          <table:table-cell table:style-name="Table7.A1" office:value-type="string">
            <text:p text:style-name="P22">400 Bad Request<text:soft-page-break/></text:p>
          </table:table-cell>
          <table:table-cell table:style-name="Table7.A1" office:value-type="string">
            <text:p text:style-name="P22">If the request is missing any of the 3 required attributes, <text:soft-page-break/>the boat must not be created, and 400 status code must be returned.</text:p>
            <text:p text:style-name="P3"><text:span text:style-name="T4"><text:s/></text:span></text:p>
            <text:p text:style-name="P22">You don’t need to validate the values of the attributes and can assume that if the request contains any of the listed attributes, then that attribute’s value is valid.</text:p>
            <text:p text:style-name="P22"><text:s/></text:p>
            <text:p text:style-name="P22">You can also assume that the request will not contain any extraneous attribute (i.e., the request JSON will never contain any attribute that is not listed above).</text:p>
          </table:table-cell>
        </table:table-row>
      </table:table>
      <text:h text:style-name="Heading_20_3" text:outline-level="3"><text:bookmark-start text:name="_Toc1218554521"/><text:span text:style-name="T14">Response Examples</text:span><text:bookmark-end text:name="_Toc1218554521"/><text:span text:style-name="T14"/></text:h>
      <text:h text:style-name="Heading_20_4" text:outline-level="4"><text:bookmark-start text:name="_Toc1726289703"/><text:span text:style-name="T11">Success</text:span><text:bookmark-end text:name="_Toc1726289703"/><text:span text:style-name="T11"/>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Status: 201 Created</text:p>
            <text:p text:style-name="P22">{</text:p>
            <text:p text:style-name="P3"><text:span text:style-name="T4"><text:s text:c="4"/></text:span><text:span text:style-name="T16">"id": 123,</text:span></text:p>
            <text:p text:style-name="P3"><text:span text:style-name="T4"><text:s text:c="4"/></text:span><text:span text:style-name="T16">"name": "Sea Witch",</text:span></text:p>
            <text:p text:style-name="P32"><text:s text:c="2"/>"type": "Catamaran",</text:p>
            <text:p text:style-name="P3"><text:span text:style-name="T4"><text:s text:c="4"/></text:span><text:span text:style-name="T16">"length": 28</text:span></text:p>
            <text:p text:style-name="P22">}</text:p>
          </table:table-cell>
        </table:table-row>
      </table:table>
      <text:h text:style-name="Heading_20_4" text:outline-level="4"><text:bookmark-start text:name="_Toc1690436788"/><text:span text:style-name="T11">Failure</text:span><text:bookmark-end text:name="_Toc1690436788"/><text:span text:style-name="T11"/>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Status: 400 Bad Request</text:p>
            <text:p text:style-name="P22"><text:s/>{ <text:s text:c="3"/></text:p>
            <text:p text:style-name="P3"><text:span text:style-name="T16">"Error": </text:span><text:span text:style-name="T4"><text:s/></text:span><text:span text:style-name="T16">"The request object is missing at least one of the required attributes"</text:span></text:p>
            <text:p text:style-name="P22">}</text:p>
          </table:table-cell>
        </table:table-row>
      </table:table>
      <text:h text:style-name="P7" text:outline-level="1"><text:bookmark-start text:name="__RefHeading___Toc4044_3146893448"/>Delete a Boat<text:bookmark-end text:name="__RefHeading___Toc4044_3146893448"/></text:h>
      <text:p text:style-name="P18">Allows you to delete a boat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3">DELETE /boats/:boat_id</text:p>
          </table:table-cell>
        </table:table-row>
      </table:table>
      <text:h text:style-name="P9" text:outline-level="2"><text:bookmark-start text:name="_Toc444524587"/><text:span text:style-name="T10">Request</text:span><text:bookmark-end text:name="_Toc444524587"/><text:span text:style-name="T10"/></text:h>
      <text:h text:style-name="P10" text:outline-level="3"><text:bookmark-start text:name="_Toc793576456"/><text:span text:style-name="T14">Path Parameters</text:span><text:bookmark-end text:name="_Toc793576456"/><text:span text:style-name="T14"/></text:h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1">Name</text:p>
          </table:table-cell>
          <table:table-cell table:style-name="Table24.A1" office:value-type="string">
            <text:p text:style-name="P21">Description</text:p>
          </table:table-cell>
        </table:table-row>
        <table:table-row table:style-name="Table24.1">
          <table:table-cell table:style-name="Table24.A1" office:value-type="string">
            <text:p text:style-name="P23">boat_id</text:p>
          </table:table-cell>
          <table:table-cell table:style-name="Table24.A1" office:value-type="string">
            <text:p text:style-name="P23">ID of the boat</text:p>
          </table:table-cell>
        </table:table-row>
      </table:table>
      <text:h text:style-name="P10" text:outline-level="3"><text:bookmark-start text:name="_Toc1263369788"/><text:soft-page-break/><text:span text:style-name="T14">Request Body</text:span><text:bookmark-end text:name="_Toc1263369788"/><text:span text:style-name="T14"/></text:h>
      <text:p text:style-name="P18">None</text:p>
      <text:h text:style-name="P9" text:outline-level="2"><text:bookmark-start text:name="_Toc603724979"/><text:span text:style-name="T10">Response</text:span><text:bookmark-end text:name="_Toc603724979"/><text:span text:style-name="T10"/></text:h>
      <text:p text:style-name="P18">No body</text:p>
      <text:h text:style-name="P10" text:outline-level="3"><text:bookmark-start text:name="_Toc1869010108"/><text:span text:style-name="T14">Response Body Format</text:span><text:bookmark-end text:name="_Toc1869010108"/><text:span text:style-name="T14"/></text:h>
      <text:p text:style-name="P18">Success: No body </text:p>
      <text:p text:style-name="P18">Failure: JSON</text:p>
      <text:h text:style-name="P10" text:outline-level="3"><text:bookmark-start text:name="_Toc297424597"/><text:span text:style-name="T14">Response Statuses</text:span><text:bookmark-end text:name="_Toc297424597"/><text:span text:style-name="T14"/>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1">Outcome</text:p>
          </table:table-cell>
          <table:table-cell table:style-name="Table25.A1" office:value-type="string">
            <text:p text:style-name="P21">Status Code</text:p>
          </table:table-cell>
          <table:table-cell table:style-name="Table25.A1" office:value-type="string">
            <text:p text:style-name="P21">Notes</text:p>
          </table:table-cell>
        </table:table-row>
        <table:table-row table:style-name="Table25.1">
          <table:table-cell table:style-name="Table25.A1" office:value-type="string">
            <text:p text:style-name="P23">Success</text:p>
          </table:table-cell>
          <table:table-cell table:style-name="Table25.A1" office:value-type="string">
            <text:p text:style-name="P23">204 No Content</text:p>
          </table:table-cell>
          <table:table-cell table:style-name="Table25.A1" office:value-type="string">
            <text:p text:style-name="P23"><text:s/></text:p>
          </table:table-cell>
        </table:table-row>
        <table:table-row table:style-name="Table25.1">
          <table:table-cell table:style-name="Table25.A1" office:value-type="string">
            <text:p text:style-name="P23">Failure</text:p>
          </table:table-cell>
          <table:table-cell table:style-name="Table25.A1" office:value-type="string">
            <text:p text:style-name="P23">404 Not Found</text:p>
          </table:table-cell>
          <table:table-cell table:style-name="Table25.A1" office:value-type="string">
            <text:p text:style-name="P23">No boat with this boat_id exists</text:p>
          </table:table-cell>
        </table:table-row>
      </table:table>
      <text:h text:style-name="P10" text:outline-level="3"><text:bookmark-start text:name="_Toc1385560933"/><text:span text:style-name="T14">Response Examples</text:span><text:bookmark-end text:name="_Toc1385560933"/><text:span text:style-name="T14"/></text:h>
      <text:h text:style-name="P11" text:outline-level="4"><text:bookmark-start text:name="_Toc256432876"/><text:span text:style-name="T11">Success</text:span><text:bookmark-end text:name="_Toc256432876"/><text:span text:style-name="T11"/></text:h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3">Status: 204 No Content</text:p>
          </table:table-cell>
        </table:table-row>
      </table:table>
      <text:h text:style-name="P11" text:outline-level="4"><text:bookmark-start text:name="_Toc1316935328"/><text:span text:style-name="T11">Failure</text:span><text:bookmark-end text:name="_Toc1316935328"/><text:span text:style-name="T11"/></text:h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">Status: 404 Not Found</text:p>
            <text:p text:style-name="P28"><text:span text:style-name="T4"><text:s/>{ <text:s text:c="3"/><text:line-break/> <text:s text:c="5"/></text:span><text:span text:style-name="T16">"Error": </text:span><text:span text:style-name="T4"><text:s/></text:span><text:span text:style-name="T16">"No boat with this boat_id exists" <text:line-break/>}</text:span></text:p>
          </table:table-cell>
        </table:table-row>
      </table:table>
      <text:p text:style-name="P35"><text:span text:style-name="T13"/></text:p>
      <text:h text:style-name="P8" text:outline-level="1"><text:bookmark-start text:name="__RefHeading___Toc4042_3146893448 Copy 1"/><text:span text:style-name="T9">Edit</text:span><text:span text:style-name="T7"> a Boat </text:span><text:span text:style-name="T9">(PATCH)</text:span><text:bookmark-end text:name="__RefHeading___Toc4042_3146893448 Copy 1"/></text:h>
      <text:p text:style-name="P18">Allows you to <text:span text:style-name="T20">edit</text:span> an existing boat. <text:span text:style-name="T20">With PATCH, you may specify any subset of attributes to update (except id). Any attributes not given will remain unedited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PATCH</text:span> /boats/:boat_id</text:p>
          </table:table-cell>
        </table:table-row>
      </table:table>
      <text:h text:style-name="P10" text:outline-level="3"><text:span text:style-name="T10"/></text:h>
      <text:h text:style-name="P10" text:outline-level="3"><text:bookmark-start text:name="_Toc1874933780 Copy 1"/><text:span text:style-name="T14">Request JSON Attributes</text:span><text:bookmark-end text:name="_Toc1874933780 Copy 1"/><text:span text:style-name="T14"/></text:h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1">Name</text:p>
          </table:table-cell>
          <table:table-cell table:style-name="Table19.A1" office:value-type="string">
            <text:p text:style-name="P21">Description</text:p>
          </table:table-cell>
          <table:table-cell table:style-name="Table19.A1" office:value-type="string">
            <text:p text:style-name="P21">Required?</text:p>
          </table:table-cell>
        </table:table-row>
        <table:table-row table:style-name="Table19.1">
          <table:table-cell table:style-name="Table19.A1" office:value-type="string">
            <text:p text:style-name="P23">name</text:p>
          </table:table-cell>
          <table:table-cell table:style-name="Table19.A1" office:value-type="string">
            <text:p text:style-name="P24">The name of the boat.<text:line-break/><text:span text:style-name="T21">Names are restricted to alphanumeric characters and spaces and can be a max of </text:span><text:span text:style-name="T22">20</text:span><text:span text:style-name="T21"> characters long.</text:span></text:p>
          </table:table-cell>
          <table:table-cell table:style-name="Table19.A1" office:value-type="string">
            <text:p text:style-name="P25">No</text:p>
          </table:table-cell>
        </table:table-row>
        <table:table-row table:style-name="Table19.1">
          <table:table-cell table:style-name="Table19.A1" office:value-type="string">
            <text:p text:style-name="P23">type</text:p>
          </table:table-cell>
          <table:table-cell table:style-name="Table19.A1" office:value-type="string">
            <text:p text:style-name="P23">The type of the boat. E.g., Sailboat, Catamaran, etc.</text:p>
          </table:table-cell>
          <table:table-cell table:style-name="Table19.A1" office:value-type="string">
            <text:p text:style-name="P25">No</text:p>
          </table:table-cell>
        </table:table-row>
        <table:table-row table:style-name="Table19.1">
          <table:table-cell table:style-name="Table19.A1" office:value-type="string">
            <text:p text:style-name="P23">length</text:p>
          </table:table-cell>
          <table:table-cell table:style-name="Table19.A1" office:value-type="string">
            <text:p text:style-name="P23">Length of the boat in feet.</text:p>
          </table:table-cell>
          <table:table-cell table:style-name="Table19.A1" office:value-type="string">
            <text:p text:style-name="P25">No</text:p>
          </table:table-cell>
        </table:table-row>
      </table:table>
      <text:h text:style-name="P10" text:outline-level="3"><text:soft-page-break/><text:span text:style-name="T14"/></text:h>
      <text:h text:style-name="P9" text:outline-level="2"><text:bookmark-start text:name="_Toc2075880385 Copy 1"/><text:span text:style-name="T10">Path Parameters</text:span><text:bookmark-end text:name="_Toc2075880385 Copy 1"/><text:span text:style-name="T10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1">Name</text:p>
          </table:table-cell>
          <table:table-cell table:style-name="Table14.A1" office:value-type="string">
            <text:p text:style-name="P21">Description</text:p>
          </table:table-cell>
        </table:table-row>
        <table:table-row table:style-name="Table14.1">
          <table:table-cell table:style-name="Table14.A1" office:value-type="string">
            <text:p text:style-name="P23">boat_id</text:p>
          </table:table-cell>
          <table:table-cell table:style-name="Table14.A1" office:value-type="string">
            <text:p text:style-name="P23">ID of the boat</text:p>
          </table:table-cell>
        </table:table-row>
      </table:table>
      <text:h text:style-name="P9" text:outline-level="2"><text:bookmark-start text:name="_Toc871788601 Copy 1"/><text:span text:style-name="T10">Response</text:span><text:bookmark-end text:name="_Toc871788601 Copy 1"/><text:span text:style-name="T10"/></text:h>
      <text:h text:style-name="P10" text:outline-level="3"><text:bookmark-start text:name="_Toc1819172245 Copy 1"/><text:span text:style-name="T14">Response Body Format</text:span><text:bookmark-end text:name="_Toc1819172245 Copy 1"/><text:span text:style-name="T14"/></text:h>
      <text:p text:style-name="P18">JSON</text:p>
      <text:h text:style-name="P10" text:outline-level="3"><text:bookmark-start text:name="_Toc2107804561 Copy 1"/><text:span text:style-name="T14">Response Statuses</text:span><text:bookmark-end text:name="_Toc2107804561 Copy 1"/><text:span text:style-name="T14"/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1">Outcome</text:p>
          </table:table-cell>
          <table:table-cell table:style-name="Table16.A1" office:value-type="string">
            <text:p text:style-name="P21">Status Code</text:p>
          </table:table-cell>
          <table:table-cell table:style-name="Table16.A1" office:value-type="string">
            <text:p text:style-name="P21">Notes</text:p>
          </table:table-cell>
        </table:table-row>
        <table:table-row table:style-name="Table16.1">
          <table:table-cell table:style-name="Table16.A1" office:value-type="string">
            <text:p text:style-name="P23">Success</text:p>
          </table:table-cell>
          <table:table-cell table:style-name="Table16.A1" office:value-type="string">
            <text:p text:style-name="P23">200 OK</text:p>
          </table:table-cell>
          <table:table-cell table:style-name="Table16.A1" office:value-type="string">
            <text:p text:style-name="P23"><text:s/></text:p>
          </table:table-cell>
        </table:table-row>
        <table:table-row table:style-name="Table16.1">
          <table:table-cell table:style-name="Table16.A1" office:value-type="string">
            <text:p text:style-name="P23">Failure</text:p>
          </table:table-cell>
          <table:table-cell table:style-name="Table16.A1" office:value-type="string">
            <text:p text:style-name="P23">404 Not Found</text:p>
          </table:table-cell>
          <table:table-cell table:style-name="Table16.A1" office:value-type="string">
            <text:p text:style-name="P23">No boat with this boat_id exists</text:p>
          </table:table-cell>
        </table:table-row>
      </table:table>
      <text:h text:style-name="P10" text:outline-level="3"><text:bookmark-start text:name="_Toc1018764115 Copy 1"/><text:span text:style-name="T14">Response Examples</text:span><text:bookmark-end text:name="_Toc1018764115 Copy 1"/><text:span text:style-name="T14"/></text:h>
      <text:h text:style-name="P11" text:outline-level="4"><text:bookmark-start text:name="_Toc2020920059 Copy 1"/><text:span text:style-name="T11">Success </text:span><text:bookmark-end text:name="_Toc2020920059 Copy 1"/><text:span text:style-name="T11"/></text:h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8"><text:span text:style-name="T4">Status: 200 OK</text:span><text:span text:style-name="T4"/></text:p>
            <text:p text:style-name="P30"><text:span text:style-name="T4">{<text:line-break/> <text:s text:c="3"/>"id": 6372443765604352,<text:line-break/> <text:s text:c="3"/>"length": 28,<text:line-break/> <text:s text:c="3"/>"name": "Sea Witch",<text:line-break/> <text:s text:c="3"/>"self": "</text:span><text:a xlink:type="simple" xlink:href="http://hw4-paceym.uw.r.appspot.com/boats/6372443765604352" text:style-name="Internet_20_link" text:visited-style-name="Visited_20_Internet_20_Link"><text:span text:style-name="T4">http://hw5-paceym.uw.r.appspot.com/boats/6372443765604352</text:span></text:a><text:span text:style-name="T4">",<text:line-break/> <text:s text:c="3"/>"type": "Catamaran"<text:line-break/>}</text:span></text:p>
          </table:table-cell>
        </table:table-row>
      </table:table>
      <text:h text:style-name="P13" text:outline-level="4"><text:span text:style-name="T11"/></text:h>
      <text:h text:style-name="P11" text:outline-level="4"><text:bookmark-start text:name="_Toc1756959784 Copy 1"/><text:span text:style-name="T11">Failure</text:span><text:bookmark-end text:name="_Toc1756959784 Copy 1"/><text:span text:style-name="T11"/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Status: 404 Not Found</text:p>
            <text:p text:style-name="P23">{ <text:s text:c="3"/></text:p>
            <text:p text:style-name="P28"><text:span text:style-name="T16">"Error": </text:span><text:span text:style-name="T4"><text:s/></text:span><text:span text:style-name="T16">"No boat with this boat_id exists" </text:span></text:p>
            <text:p text:style-name="P33">}</text:p>
          </table:table-cell>
        </table:table-row>
      </table:table>
      <text:h text:style-name="P8" text:outline-level="1"><text:bookmark-start text:name="__RefHeading___Toc4042_3146893448 Copy 1 Copy 1"/><text:span text:style-name="T9">Edit</text:span><text:span text:style-name="T7"> a Boat </text:span><text:span text:style-name="T9">(PUT)</text:span><text:bookmark-end text:name="__RefHeading___Toc4042_3146893448 Copy 1 Copy 1"/></text:h>
      <text:p text:style-name="P18">Allows you to <text:span text:style-name="T20">edit</text:span> an existing boat. <text:span text:style-name="T20">With PUT, you must specify all attributes (except id). 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3"><text:span text:style-name="T20">PUT</text:span> /boats/:boat_id</text:p>
          </table:table-cell>
        </table:table-row>
      </table:table>
      <text:h text:style-name="P10" text:outline-level="3"><text:span text:style-name="T10"/></text:h>
      <text:h text:style-name="P10" text:outline-level="3"><text:bookmark-start text:name="_Toc1874933780 Copy 1 Copy 1"/><text:span text:style-name="T14">Request JSON Attributes</text:span><text:bookmark-end text:name="_Toc1874933780 Copy 1 Copy 1"/><text:span text:style-name="T14"/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1">Name</text:p>
          </table:table-cell>
          <table:table-cell table:style-name="Table29.A1" office:value-type="string">
            <text:p text:style-name="P21">Description<text:soft-page-break/></text:p>
          </table:table-cell>
          <table:table-cell table:style-name="Table29.A1" office:value-type="string">
            <text:p text:style-name="P21">Required?</text:p>
          </table:table-cell>
        </table:table-row>
        <table:table-row table:style-name="Table29.1">
          <table:table-cell table:style-name="Table29.A1" office:value-type="string">
            <text:p text:style-name="P23">name</text:p>
          </table:table-cell>
          <table:table-cell table:style-name="Table29.A1" office:value-type="string">
            <text:p text:style-name="P24">The name of the boat.<text:line-break/><text:span text:style-name="T21">Names are restricted to alphanumeric characters and spaces and can be a max of </text:span><text:span text:style-name="T22">20</text:span><text:span text:style-name="T21"> characters long.</text:span></text:p>
          </table:table-cell>
          <table:table-cell table:style-name="Table29.A1" office:value-type="string">
            <text:p text:style-name="P25">Yes</text:p>
          </table:table-cell>
        </table:table-row>
        <table:table-row table:style-name="Table29.1">
          <table:table-cell table:style-name="Table29.A1" office:value-type="string">
            <text:p text:style-name="P23">type</text:p>
          </table:table-cell>
          <table:table-cell table:style-name="Table29.A1" office:value-type="string">
            <text:p text:style-name="P23">The type of the boat. E.g., Sailboat, Catamaran, etc.</text:p>
          </table:table-cell>
          <table:table-cell table:style-name="Table29.A1" office:value-type="string">
            <text:p text:style-name="P25">Yes</text:p>
          </table:table-cell>
        </table:table-row>
        <table:table-row table:style-name="Table29.1">
          <table:table-cell table:style-name="Table29.A1" office:value-type="string">
            <text:p text:style-name="P23">length</text:p>
          </table:table-cell>
          <table:table-cell table:style-name="Table29.A1" office:value-type="string">
            <text:p text:style-name="P23">Length of the boat in feet.</text:p>
          </table:table-cell>
          <table:table-cell table:style-name="Table29.A1" office:value-type="string">
            <text:p text:style-name="P25">Yes</text:p>
          </table:table-cell>
        </table:table-row>
      </table:table>
      <text:h text:style-name="P10" text:outline-level="3"><text:span text:style-name="T14"/></text:h>
      <text:h text:style-name="P9" text:outline-level="2"><text:bookmark-start text:name="_Toc2075880385 Copy 1 Copy 1"/><text:span text:style-name="T10">Path Parameters</text:span><text:bookmark-end text:name="_Toc2075880385 Copy 1 Copy 1"/><text:span text:style-name="T10"/></text:h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1">Name</text:p>
          </table:table-cell>
          <table:table-cell table:style-name="Table30.A1" office:value-type="string">
            <text:p text:style-name="P21">Description</text:p>
          </table:table-cell>
        </table:table-row>
        <table:table-row table:style-name="Table30.1">
          <table:table-cell table:style-name="Table30.A1" office:value-type="string">
            <text:p text:style-name="P23">boat_id</text:p>
          </table:table-cell>
          <table:table-cell table:style-name="Table30.A1" office:value-type="string">
            <text:p text:style-name="P23">ID of the boat</text:p>
          </table:table-cell>
        </table:table-row>
      </table:table>
      <text:h text:style-name="P9" text:outline-level="2"><text:bookmark-start text:name="_Toc871788601 Copy 1 Copy 1"/><text:span text:style-name="T10">Response</text:span><text:bookmark-end text:name="_Toc871788601 Copy 1 Copy 1"/><text:span text:style-name="T10"/></text:h>
      <text:h text:style-name="P10" text:outline-level="3"><text:bookmark-start text:name="_Toc1819172245 Copy 1 Copy 1"/><text:span text:style-name="T14">Response Body Format</text:span><text:bookmark-end text:name="_Toc1819172245 Copy 1 Copy 1"/><text:span text:style-name="T14"/></text:h>
      <text:p text:style-name="P18">JSON</text:p>
      <text:h text:style-name="P10" text:outline-level="3"><text:bookmark-start text:name="_Toc2107804561 Copy 1 Copy 1"/><text:span text:style-name="T14">Response Statuses</text:span><text:bookmark-end text:name="_Toc2107804561 Copy 1 Copy 1"/><text:span text:style-name="T14"/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21">Outcome</text:p>
          </table:table-cell>
          <table:table-cell table:style-name="Table31.A1" office:value-type="string">
            <text:p text:style-name="P21">Status Code</text:p>
          </table:table-cell>
          <table:table-cell table:style-name="Table31.A1" office:value-type="string">
            <text:p text:style-name="P21">Notes</text:p>
          </table:table-cell>
        </table:table-row>
        <table:table-row table:style-name="Table31.1">
          <table:table-cell table:style-name="Table31.A1" office:value-type="string">
            <text:p text:style-name="P23">Success</text:p>
          </table:table-cell>
          <table:table-cell table:style-name="Table31.A1" office:value-type="string">
            <text:p text:style-name="P23">200 OK</text:p>
          </table:table-cell>
          <table:table-cell table:style-name="Table31.A1" office:value-type="string">
            <text:p text:style-name="P23"><text:s/></text:p>
          </table:table-cell>
        </table:table-row>
        <table:table-row table:style-name="Table31.1">
          <table:table-cell table:style-name="Table31.A1" office:value-type="string">
            <text:p text:style-name="P23">Failure</text:p>
          </table:table-cell>
          <table:table-cell table:style-name="Table31.A1" office:value-type="string">
            <text:p text:style-name="P23">404 Not Found</text:p>
          </table:table-cell>
          <table:table-cell table:style-name="Table31.A1" office:value-type="string">
            <text:p text:style-name="P23">No boat with this boat_id exists</text:p>
          </table:table-cell>
        </table:table-row>
      </table:table>
      <text:h text:style-name="P10" text:outline-level="3"><text:bookmark-start text:name="_Toc1018764115 Copy 1 Copy 1"/><text:span text:style-name="T14">Response Examples</text:span><text:bookmark-end text:name="_Toc1018764115 Copy 1 Copy 1"/><text:span text:style-name="T14"/></text:h>
      <text:h text:style-name="P11" text:outline-level="4"><text:bookmark-start text:name="_Toc2020920059 Copy 1 Copy 1"/><text:span text:style-name="T11">Success </text:span><text:bookmark-end text:name="_Toc2020920059 Copy 1 Copy 1"/><text:span text:style-name="T11"/></text:h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8"><text:span text:style-name="T4">Status: </text:span><text:span text:style-name="T6">303</text:span><text:span text:style-name="T4"> OK<text:line-break/></text:span><text:span text:style-name="T6">Location: "</text:span><text:a xlink:type="simple" xlink:href="http://hw4-paceym.uw.r.appspot.com/boats/6372443765604352" text:style-name="Internet_20_link" text:visited-style-name="Visited_20_Internet_20_Link"><text:span text:style-name="T6">http://hw5-paceym.uw.r.appspot.com/boats/6372443765604352</text:span></text:a><text:span text:style-name="T6">"</text:span><text:span text:style-name="T4"/></text:p>
            <text:p text:style-name="P30"><text:span text:style-name="T4">{<text:line-break/> <text:s text:c="3"/>"id": 6372443765604352,<text:line-break/> <text:s text:c="3"/>"length": 28,<text:line-break/> <text:s text:c="3"/>"name": "Sea Witch",<text:line-break/> <text:s text:c="3"/>"self": "</text:span><text:a xlink:type="simple" xlink:href="http://hw4-paceym.uw.r.appspot.com/boats/6372443765604352" text:style-name="Internet_20_link" text:visited-style-name="Visited_20_Internet_20_Link"><text:span text:style-name="T4">http://hw5-paceym.uw.r.appspot.com/boats/6372443765604352</text:span></text:a><text:span text:style-name="T4">",<text:line-break/> <text:s text:c="3"/>"type": "Catamaran"<text:line-break/>}</text:span></text:p>
          </table:table-cell>
        </table:table-row>
      </table:table>
      <text:h text:style-name="P13" text:outline-level="4"><text:span text:style-name="T11"/></text:h>
      <text:h text:style-name="P11" text:outline-level="4"><text:bookmark-start text:name="_Toc1756959784 Copy 1 Copy 1"/><text:span text:style-name="T11">Failure</text:span><text:bookmark-end text:name="_Toc1756959784 Copy 1 Copy 1"/><text:span text:style-name="T11"/></text:h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3">Status: 404 Not Found</text:p>
            <text:p text:style-name="P23">{ <text:s text:c="3"/></text:p>
            <text:p text:style-name="P28"><text:span text:style-name="T16">"Error": </text:span><text:span text:style-name="T4"><text:s/></text:span><text:span text:style-name="T16">"No boat with this boat_id exists" </text:span></text:p>
            <text:p text:style-name="P33"><text:soft-page-break/>}</text:p>
          </table:table-cell>
        </table:table-row>
      </table:table>
      <text:h text:style-name="P7" text:outline-level="1"><text:span text:style-name="T13"/></text:h>
      <text:h text:style-name="Heading_20_1" text:outline-level="1"><text:bookmark-start text:name="__RefHeading___Toc4042_3146893448"/><text:span text:style-name="T8">View</text:span><text:span text:style-name="T7"> a Boat</text:span><text:bookmark-end text:name="__RefHeading___Toc4042_3146893448"/></text:h>
      <text:p text:style-name="P17">Allows you to get an existing boat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GET /boats/:boat_id</text:p>
          </table:table-cell>
        </table:table-row>
      </table:table>
      <text:h text:style-name="Heading_20_2" text:outline-level="2"><text:bookmark-start text:name="_Toc2888213"/><text:span text:style-name="T10">Request</text:span><text:bookmark-end text:name="_Toc2888213"/><text:span text:style-name="T10"/></text:h>
      <text:h text:style-name="Heading_20_2" text:outline-level="2"><text:bookmark-start text:name="_Toc2075880385"/><text:span text:style-name="T10">Path Parameters</text:span><text:bookmark-end text:name="_Toc2075880385"/><text:span text:style-name="T10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>Name</text:p>
          </table:table-cell>
          <table:table-cell table:style-name="Table11.A1" office:value-type="string">
            <text:p text:style-name="P20">Description</text:p>
          </table:table-cell>
        </table:table-row>
        <table:table-row table:style-name="Table11.1">
          <table:table-cell table:style-name="Table11.A1" office:value-type="string">
            <text:p text:style-name="P22">boat_id</text:p>
          </table:table-cell>
          <table:table-cell table:style-name="Table11.A1" office:value-type="string">
            <text:p text:style-name="P22">ID of the boat</text:p>
          </table:table-cell>
        </table:table-row>
      </table:table>
      <text:h text:style-name="Heading_20_3" text:outline-level="3"><text:bookmark-start text:name="_Toc1889950940"/><text:span text:style-name="T14">Request Body</text:span><text:bookmark-end text:name="_Toc1889950940"/><text:span text:style-name="T14"/></text:h>
      <text:p text:style-name="P17">None</text:p>
      <text:h text:style-name="P10" text:outline-level="3"><text:bookmark-start text:name="_Toc1889950940 Copy 2"/><text:span text:style-name="T14">Request </text:span><text:bookmark-end text:name="_Toc1889950940 Copy 2"/><text:span text:style-name="T15">Headers</text:span><text:span text:style-name="T14"/></text:h>
      <text:p text:style-name="P18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1">Name</text:p>
          </table:table-cell>
          <table:table-cell table:style-name="Table34.A1" office:value-type="string">
            <text:p text:style-name="P21">Description</text:p>
          </table:table-cell>
        </table:table-row>
        <table:table-row table:style-name="Table34.1">
          <table:table-cell table:style-name="Table34.A1" office:value-type="string">
            <text:p text:style-name="P25">Accept</text:p>
          </table:table-cell>
          <table:table-cell table:style-name="Table34.A1" office:value-type="string">
            <text:p text:style-name="P25">Format the client wants to receive the data in. Acceptable values: “application/json” (this is the default) or “text/html”. All other formats will be rejected with status code 406.</text:p>
          </table:table-cell>
        </table:table-row>
      </table:table>
      <text:h text:style-name="P9" text:outline-level="2"><text:bookmark-start text:name="_Toc871788601"/><text:span text:style-name="T10">Response</text:span><text:bookmark-end text:name="_Toc871788601"/><text:span text:style-name="T10"/></text:h>
      <text:h text:style-name="Heading_20_3" text:outline-level="3"><text:bookmark-start text:name="_Toc1819172245"/><text:span text:style-name="T14">Response Body Format</text:span><text:bookmark-end text:name="_Toc1819172245"/><text:span text:style-name="T14"/></text:h>
      <text:p text:style-name="P17">JSON <text:span text:style-name="T20">or</text:span> <text:span text:style-name="T20">HTML</text:span></text:p>
      <text:h text:style-name="Heading_20_3" text:outline-level="3"><text:bookmark-start text:name="_Toc2107804561"/><text:span text:style-name="T14">Response Statuses</text:span><text:bookmark-end text:name="_Toc2107804561"/><text:span text:style-name="T14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0">Outcome</text:p>
          </table:table-cell>
          <table:table-cell table:style-name="Table12.A1" office:value-type="string">
            <text:p text:style-name="P20">Status Code</text:p>
          </table:table-cell>
          <table:table-cell table:style-name="Table12.A1" office:value-type="string">
            <text:p text:style-name="P20">Notes</text:p>
          </table:table-cell>
        </table:table-row>
        <table:table-row table:style-name="Table12.1">
          <table:table-cell table:style-name="Table12.A1" office:value-type="string">
            <text:p text:style-name="P22">Success</text:p>
          </table:table-cell>
          <table:table-cell table:style-name="Table12.A1" office:value-type="string">
            <text:p text:style-name="P22">200 OK</text:p>
          </table:table-cell>
          <table:table-cell table:style-name="Table12.A1" office:value-type="string">
            <text:p text:style-name="P22"><text:s/></text:p>
          </table:table-cell>
        </table:table-row>
        <table:table-row table:style-name="Table12.1">
          <table:table-cell table:style-name="Table12.A1" office:value-type="string">
            <text:p text:style-name="P22">Failure</text:p>
          </table:table-cell>
          <table:table-cell table:style-name="Table12.A1" office:value-type="string">
            <text:p text:style-name="P22">404 Not Found</text:p>
          </table:table-cell>
          <table:table-cell table:style-name="Table12.A1" office:value-type="string">
            <text:p text:style-name="P22">No boat with this boat_id exists</text:p>
          </table:table-cell>
        </table:table-row>
        <table:table-row table:style-name="Table12.1">
          <table:table-cell table:style-name="Table12.A4" office:value-type="string">
            <text:p text:style-name="P25">Failure</text:p>
          </table:table-cell>
          <table:table-cell table:style-name="Table12.A4" office:value-type="string">
            <text:p text:style-name="P25">406 Invalid Accept type</text:p>
          </table:table-cell>
          <table:table-cell table:style-name="Table12.A4" office:value-type="string">
            <text:p text:style-name="P25">The requested Accept type is not supported.</text:p>
          </table:table-cell>
        </table:table-row>
      </table:table>
      <text:h text:style-name="Heading_20_3" text:outline-level="3"><text:bookmark-start text:name="_Toc1018764115"/><text:span text:style-name="T14">Response Examples</text:span><text:bookmark-end text:name="_Toc1018764115"/><text:span text:style-name="T14"/></text:h>
      <text:h text:style-name="Heading_20_4" text:outline-level="4"><text:bookmark-start text:name="_Toc2020920059"/><text:span text:style-name="T11">Success </text:span><text:bookmark-end text:name="_Toc2020920059"/><text:span text:style-name="T12">(json)</text:span><text:span text:style-name="T11"/></text:h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4">Status: 200 OK</text:span><text:span text:style-name="T4"/></text:p>
            <text:p text:style-name="P29"><text:span text:style-name="T4">{<text:line-break/> <text:s text:c="3"/>"id": 6372443765604352,<text:line-break/> <text:s text:c="3"/>"length": 28,<text:line-break/> <text:s text:c="3"/>"name": "Sea Witch",<text:line-break/></text:span><text:soft-page-break/><text:span text:style-name="T4"> <text:s text:c="3"/>"self": "</text:span><text:a xlink:type="simple" xlink:href="http://hw4-paceym.uw.r.appspot.com/boats/6372443765604352" text:style-name="Internet_20_link" text:visited-style-name="Visited_20_Internet_20_Link"><text:span text:style-name="T4">http://hw5-paceym.uw.r.appspot.com/boats/6372443765604352</text:span></text:a><text:span text:style-name="T4">",<text:line-break/> <text:s text:c="3"/>"type": "Catamaran"<text:line-break/>}</text:span></text:p>
          </table:table-cell>
        </table:table-row>
      </table:table>
      <text:h text:style-name="P12" text:outline-level="4"><text:span text:style-name="T11"/></text:h>
      <text:h text:style-name="P11" text:outline-level="4"><text:bookmark-start text:name="_Toc2020920059 Copy 2"/><text:span text:style-name="T11">Success </text:span><text:bookmark-end text:name="_Toc2020920059 Copy 2"/><text:span text:style-name="T12">(html)</text:span><text:span text:style-name="T11"/></text:h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8"><text:span text:style-name="T4">Status: 200 OK</text:span><text:span text:style-name="T4"/></text:p>
            <text:p text:style-name="P30"><text:span text:style-name="T4">&lt;table&gt;<text:line-break/><text:tab/>&lt;tr&gt;<text:line-break/><text:tab/><text:tab/>&lt;td&gt; Key &lt;/td&gt;<text:line-break/><text:tab/><text:tab/>&lt;td&gt; Value &lt;/td&gt;<text:line-break/><text:tab/>&lt;/tr&gt;<text:line-break/><text:tab/>&lt;tr&gt;<text:line-break/><text:tab/><text:tab/>&lt;td&gt;id&lt;/td&gt;<text:line-break/><text:tab/><text:tab/>&lt;td&gt;5669152601669632&lt;/td&gt;<text:line-break/><text:tab/>&lt;/tr&gt;<text:line-break/><text:tab/>&lt;tr&gt;<text:line-break/><text:tab/><text:tab/>&lt;td&gt;name&lt;/td&gt;<text:line-break/><text:tab/><text:tab/>&lt;td&gt;Sea Witch&lt;/td&gt;<text:line-break/><text:tab/>&lt;/tr&gt;<text:line-break/><text:tab/>&lt;tr&gt;<text:line-break/><text:tab/><text:tab/>&lt;td&gt;type&lt;/td&gt;<text:line-break/><text:tab/><text:tab/>&lt;td&gt;Catamaran&lt;/td&gt;<text:line-break/><text:tab/>&lt;/tr&gt;<text:line-break/><text:tab/>&lt;tr&gt;<text:line-break/><text:tab/><text:tab/>&lt;td&gt;length&lt;/td&gt;<text:line-break/><text:tab/><text:tab/>&lt;td&gt;28&lt;/td&gt;<text:line-break/><text:tab/>&lt;/tr&gt;<text:line-break/><text:tab/>&lt;tr&gt;<text:line-break/><text:tab/><text:tab/>&lt;td&gt;url&lt;/td&gt;<text:line-break/><text:tab/><text:tab/>&lt;td&gt;</text:span><text:a xlink:type="simple" xlink:href="http://127.0.0.1:8080/boats/5669152601669632" text:style-name="Internet_20_link" text:visited-style-name="Visited_20_Internet_20_Link"><text:span text:style-name="T4">http://</text:span></text:a><text:a xlink:type="simple" xlink:href="http://hw4-paceym.uw.r.appspot.com/boats?limit=3&amp;offset=3" text:style-name="Internet_20_link" text:visited-style-name="Visited_20_Internet_20_Link"><text:span text:style-name="T4">hw5-paceym.uw.r.appspot.com</text:span></text:a><text:a xlink:type="simple" xlink:href="http://127.0.0.1:8080/boats/5669152601669632" text:style-name="Internet_20_link" text:visited-style-name="Visited_20_Internet_20_Link"><text:span text:style-name="T4">/boats/5669152601669632</text:span></text:a><text:span text:style-name="T4">&lt;/td&gt;<text:line-break/><text:tab/>&lt;/tr&gt;<text:line-break/>&lt;/table&gt;</text:span></text:p>
          </table:table-cell>
        </table:table-row>
      </table:table>
      <text:h text:style-name="P13" text:outline-level="4"><text:span text:style-name="T11"/></text:h>
      <text:h text:style-name="Heading_20_4" text:outline-level="4"><text:bookmark-start text:name="_Toc1756959784"/><text:span text:style-name="T11">Failure</text:span><text:bookmark-end text:name="_Toc1756959784"/><text:span text:style-name="T11"/></text:h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>Status: 404 Not Found</text:p>
            <text:p text:style-name="P22">{ <text:s text:c="3"/></text:p>
            <text:p text:style-name="P3"><text:span text:style-name="T16">"Error": </text:span><text:span text:style-name="T4"><text:s/></text:span><text:span text:style-name="T16">"No boat with this boat_id exists" </text:span></text:p>
            <text:p text:style-name="P32">}</text:p>
          </table:table-cell>
        </table:table-row>
      </table:table>
      <text:h text:style-name="P11" text:outline-level="4"><text:bookmark-start text:name="_Toc1756959784 Copy 2"/><text:span text:style-name="T11">Failure</text:span><text:bookmark-end text:name="_Toc1756959784 Copy 2"/><text:span text:style-name="T11"/></text:h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3">Status: 40<text:span text:style-name="T20">6 Invalid Accept type</text:span></text:p>
            <text:p text:style-name="P23"><text:soft-page-break/>{ <text:s text:c="3"/></text:p>
            <text:p text:style-name="P28"><text:span text:style-name="T16">"Error": </text:span><text:span text:style-name="T4"><text:s/></text:span><text:span text:style-name="T16">"</text:span><text:span text:style-name="T17">Invalid accept type</text:span><text:span text:style-name="T16">" </text:span></text:p>
            <text:p text:style-name="P33">}</text:p>
          </table:table-cell>
        </table:table-row>
      </table:table>
      <text:h text:style-name="P8" text:outline-level="1"><text:span text:style-name="T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IBMPlexMono," svg:font-family="'IBMPlexMono,', 'Courier New', ', monospace', Consolas, 'Courier New'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03:31:24.943218000</meta:creation-date>
    <dc:date>2023-05-07T22:37:29.476000000</dc:date>
    <meta:initial-creator>Pacey, Matthew</meta:initial-creator>
    <meta:generator>LibreOffice/7.5.2.2$Windows_X86_64 LibreOffice_project/53bb9681a964705cf672590721dbc85eb4d0c3a2</meta:generator>
    <meta:editing-duration>PT2H44M21S</meta:editing-duration>
    <meta:editing-cycles>14</meta:editing-cycles>
    <meta:document-statistic meta:table-count="33" meta:image-count="0" meta:object-count="0" meta:page-count="11" meta:paragraph-count="270" meta:word-count="948" meta:character-count="6012" meta:non-whitespace-character-count="5147"/>
    <meta:user-defined meta:name="AppVersion">16.0000</meta:user-defined>
    <meta:template xlink:type="simple" xlink:actuate="onRequest" xlink:title="Normal.dotm" xlink:href=""/>
  </office:meta>
</office:document-meta>
</file>